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D0000024B000001F70BA880B8.svm"/>
  <manifest:file-entry manifest:media-type="" manifest:full-path="Pictures/2000000F0000019D000001D3F672657B.svm"/>
  <manifest:file-entry manifest:media-type="" manifest:full-path="Pictures/20000016000001D1000001D3565BC02F.svm"/>
  <manifest:file-entry manifest:media-type="" manifest:full-path="Pictures/2000000F0000013B000001D39E417ADF.svm"/>
  <manifest:file-entry manifest:media-type="" manifest:full-path="Pictures/2000001600000184000001D3B847D823.svm"/>
  <manifest:file-entry manifest:media-type="" manifest:full-path="Pictures/2000001D0000024E000001F72CF21918.svm"/>
  <manifest:file-entry manifest:media-type="" manifest:full-path="Pictures/2000000F000001AC000001D3A4E85E83.svm"/>
  <manifest:file-entry manifest:media-type="" manifest:full-path="Pictures/2000001D00000252000001F75A37A2E0.svm"/>
  <manifest:file-entry manifest:media-type="" manifest:full-path="Pictures/2000001D000002C4000001D3D08AD595.svm"/>
  <manifest:file-entry manifest:media-type="" manifest:full-path="Pictures/2000000F000001C8000001D3D05EFDE3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styles.xml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2" svg:font-family="Arial" style:font-family-generic="roman"/>
    <style:font-face style:name="Arial3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049cm" fo:margin-bottom="0.049cm" fo:line-height="100%" fo:text-align="start" style:justify-single-word="false"/>
      <style:text-properties fo:color="#000000" style:font-name="Calibri" fo:font-size="12pt" style:font-size-asian="12pt" style:font-size-complex="12pt"/>
    </style:style>
    <style:style style:name="P2" style:family="paragraph" style:parent-style-name="Standard">
      <style:paragraph-properties fo:margin-top="0.049cm" fo:margin-bottom="0.049cm" fo:line-height="100%" fo:text-align="start" style:justify-single-word="false"/>
      <style:text-properties fo:color="#000000" style:font-name="Calibri" fo:font-size="12pt" style:font-size-asian="12pt" style:font-size-complex="12pt"/>
    </style:style>
    <style:style style:name="P3" style:family="paragraph" style:parent-style-name="Standard">
      <style:paragraph-properties fo:margin-top="0.049cm" fo:margin-bottom="0.049cm" fo:line-height="100%" fo:text-align="start" style:justify-single-word="false"/>
      <style:text-properties fo:color="#000000" style:font-name="Calibri" fo:font-size="11.5pt" style:font-name-asian="Times New Roman" style:font-size-asian="11.5pt" style:language-asian="ru" style:country-asian="RU" style:font-name-complex="Times New Roman" style:font-size-complex="11.5pt"/>
    </style:style>
    <style:style style:name="P4" style:family="paragraph" style:parent-style-name="Standard" style:list-style-name="L1">
      <style:paragraph-properties fo:margin-top="0.049cm" fo:margin-bottom="0.049cm" fo:line-height="100%" fo:text-align="start" style:justify-single-word="false"/>
      <style:text-properties fo:color="#000000" style:font-name="Calibri" fo:font-size="11.5pt" style:font-name-asian="Times New Roman" style:font-size-asian="11.5pt" style:language-asian="ru" style:country-asian="RU" style:font-name-complex="Times New Roman" style:font-size-complex="11.5pt"/>
    </style:style>
    <style:style style:name="P5" style:family="paragraph" style:parent-style-name="Standard">
      <style:paragraph-properties fo:margin-top="0.049cm" fo:margin-bottom="0.049cm" fo:line-height="100%" fo:text-align="start" style:justify-single-word="false"/>
      <style:text-properties fo:color="#000000" style:font-name="Calibri" fo:font-size="11.5pt" style:font-size-asian="11.5pt" style:font-size-complex="11.5pt"/>
    </style:style>
    <style:style style:name="P6" style:family="paragraph" style:parent-style-name="Standard">
      <style:paragraph-properties fo:margin-top="0.049cm" fo:margin-bottom="0.049cm" fo:line-height="100%" fo:text-align="start" style:justify-single-word="false"/>
      <style:text-properties fo:color="#000000" style:font-name="Calibri" fo:font-size="11.5pt" fo:language="ru" fo:country="RU" style:font-name-asian="Times New Roman" style:font-size-asian="11.5pt" style:language-asian="ru" style:country-asian="RU" style:font-name-complex="Times New Roman" style:font-size-complex="11.5pt"/>
    </style:style>
    <style:style style:name="P7" style:family="paragraph" style:parent-style-name="Standard" style:list-style-name="L1">
      <style:paragraph-properties fo:margin-top="0.049cm" fo:margin-bottom="0.049cm" fo:line-height="100%" fo:text-align="start" style:justify-single-word="false"/>
      <style:text-properties fo:color="#000000" style:font-name="Calibri" fo:font-size="11.5pt" fo:language="ru" fo:country="RU" style:font-name-asian="Times New Roman" style:font-size-asian="11.5pt" style:language-asian="ru" style:country-asian="RU" style:font-name-complex="Times New Roman" style:font-size-complex="11.5pt"/>
    </style:style>
    <style:style style:name="P8" style:family="paragraph" style:parent-style-name="Standard" style:list-style-name="L2">
      <style:paragraph-properties fo:margin-top="0.049cm" fo:margin-bottom="0.049cm" fo:line-height="100%" fo:text-align="start" style:justify-single-word="false"/>
      <style:text-properties fo:color="#000000" style:font-name="Calibri" fo:font-size="11.5pt" fo:language="ru" fo:country="RU" style:font-name-asian="Times New Roman" style:font-size-asian="11.5pt" style:language-asian="ru" style:country-asian="RU" style:font-name-complex="Times New Roman" style:font-size-complex="11.5pt"/>
    </style:style>
    <style:style style:name="P9" style:family="paragraph" style:parent-style-name="Standard">
      <style:paragraph-properties fo:margin-top="0.049cm" fo:margin-bottom="0.049cm" fo:line-height="100%" fo:text-align="start" style:justify-single-word="false"/>
      <style:text-properties fo:color="#000000" style:font-name="Calibri" fo:font-size="11.5pt" fo:font-style="italic" fo:font-weight="normal" style:font-name-asian="Times New Roman" style:font-size-asian="11.5pt" style:language-asian="ru" style:country-asian="RU" style:font-style-asian="italic" style:font-weight-asian="normal" style:font-name-complex="Times New Roman" style:font-size-complex="11.5pt" style:font-style-complex="italic" style:font-weight-complex="normal"/>
    </style:style>
    <style:style style:name="P10" style:family="paragraph" style:parent-style-name="Standard">
      <style:paragraph-properties fo:margin-top="0.049cm" fo:margin-bottom="0.049cm" fo:line-height="100%" fo:text-align="start" style:justify-single-word="false"/>
      <style:text-properties fo:color="#000000" style:font-name="Calibri" fo:font-size="11pt" fo:language="ru" fo:country="RU" style:font-name-asian="Times New Roman" style:font-size-asian="11pt" style:language-asian="ru" style:country-asian="RU" style:font-name-complex="Times New Roman" style:font-size-complex="11pt"/>
    </style:style>
    <style:style style:name="P11" style:family="paragraph" style:parent-style-name="Standard" style:list-style-name="L1">
      <style:paragraph-properties fo:margin-top="0.049cm" fo:margin-bottom="0.049cm" fo:line-height="100%" fo:text-align="start" style:justify-single-word="false"/>
      <style:text-properties fo:font-size="11.5pt" style:font-size-asian="11.5pt" style:font-size-complex="11.5pt"/>
    </style:style>
    <style:style style:name="P12" style:family="paragraph" style:parent-style-name="Standard">
      <style:paragraph-properties fo:margin-top="0.049cm" fo:margin-bottom="0.049cm" fo:line-height="100%" fo:text-align="start" style:justify-single-word="false"/>
      <style:text-properties fo:font-size="11.5pt" fo:language="ru" fo:country="RU" style:font-size-asian="11.5pt" style:font-size-complex="11.5pt"/>
    </style:style>
    <style:style style:name="P13" style:family="paragraph" style:parent-style-name="Standard">
      <style:paragraph-properties fo:margin-top="0.049cm" fo:margin-bottom="0.049cm" fo:line-height="100%" fo:text-align="start" style:justify-single-word="false"/>
      <style:text-properties fo:color="#000080" style:font-name="Calibri" fo:font-size="11.5pt" fo:font-weight="bold" style:font-name-asian="Times New Roman" style:font-size-asian="11.5pt" style:language-asian="ru" style:country-asian="RU" style:font-weight-asian="bold" style:font-name-complex="Times New Roman" style:font-size-complex="11.5pt" style:font-weight-complex="bold"/>
    </style:style>
    <style:style style:name="P14" style:family="paragraph" style:parent-style-name="Standard">
      <style:paragraph-properties fo:margin-top="0.049cm" fo:margin-bottom="0.049cm" fo:line-height="100%" fo:text-align="start" style:justify-single-word="false"/>
      <style:text-properties fo:color="#000080" style:font-name="Calibri" fo:font-size="11.5pt" fo:language="ru" fo:country="RU" fo:font-weight="bold" style:font-name-asian="Times New Roman" style:font-size-asian="11.5pt" style:language-asian="ru" style:country-asian="RU" style:font-weight-asian="bold" style:font-name-complex="Times New Roman" style:font-size-complex="11.5pt" style:font-weight-complex="bold"/>
    </style:style>
    <style:style style:name="P15" style:family="paragraph" style:parent-style-name="Standard">
      <style:paragraph-properties fo:margin-top="0.049cm" fo:margin-bottom="0.049cm" fo:line-height="100%" fo:text-align="start" style:justify-single-word="false"/>
      <style:text-properties style:font-name="Calibri" fo:font-size="12pt" style:font-size-asian="12pt" style:font-size-complex="12pt"/>
    </style:style>
    <style:style style:name="P16" style:family="paragraph" style:parent-style-name="Standard">
      <style:paragraph-properties fo:margin-top="0.049cm" fo:margin-bottom="0.049cm" fo:line-height="100%" fo:text-align="start" style:justify-single-word="false"/>
      <style:text-properties fo:color="#ff0000" style:font-name="Calibri" fo:font-size="11.5pt" fo:font-weight="bold" style:font-name-asian="Times New Roman" style:font-size-asian="11.5pt" style:language-asian="ru" style:country-asian="RU" style:font-weight-asian="bold" style:font-name-complex="Times New Roman" style:font-size-complex="11.5pt" style:font-weight-complex="bold"/>
    </style:style>
    <style:style style:name="P17" style:family="paragraph" style:parent-style-name="Standard">
      <style:paragraph-properties fo:margin-left="7.504cm" fo:margin-right="0cm" fo:margin-top="0.049cm" fo:margin-bottom="0.049cm" fo:line-height="100%" fo:text-align="start" style:justify-single-word="false" fo:text-indent="0cm" style:auto-text-indent="false"/>
      <style:text-properties fo:color="#000000" style:font-name="Calibri" fo:font-size="11.5pt" fo:language="ru" fo:country="RU" style:font-name-asian="Times New Roman" style:font-size-asian="11.5pt" style:language-asian="ru" style:country-asian="RU" style:font-name-complex="Times New Roman" style:font-size-complex="11.5pt"/>
    </style:style>
    <style:style style:name="P18" style:family="paragraph" style:parent-style-name="Standard">
      <style:paragraph-properties fo:margin-left="7.504cm" fo:margin-right="0cm" fo:margin-top="0.049cm" fo:margin-bottom="0.049cm" fo:line-height="100%" fo:text-align="start" style:justify-single-word="false" fo:text-indent="-0.635cm" style:auto-text-indent="false"/>
      <style:text-properties fo:color="#000000" style:font-name="Calibri" fo:font-size="11.5pt" fo:language="ru" fo:country="RU" style:font-name-asian="Times New Roman" style:font-size-asian="11.5pt" style:language-asian="ru" style:country-asian="RU" style:font-name-complex="Times New Roman" style:font-size-complex="11.5pt"/>
    </style:style>
    <style:style style:name="P19" style:family="paragraph" style:parent-style-name="Standard" style:list-style-name="L2">
      <style:paragraph-properties fo:margin-left="7.504cm" fo:margin-right="0cm" fo:margin-top="0.049cm" fo:margin-bottom="0.049cm" fo:line-height="100%" fo:text-align="start" style:justify-single-word="false" fo:text-indent="-0.635cm" style:auto-text-indent="false"/>
      <style:text-properties fo:color="#000000" style:font-name="Calibri" fo:font-size="11.5pt" fo:language="ru" fo:country="RU" style:font-name-asian="Times New Roman" style:font-size-asian="11.5pt" style:language-asian="ru" style:country-asian="RU" style:font-name-complex="Times New Roman" style:font-size-complex="11.5pt"/>
    </style:style>
    <style:style style:name="P20" style:family="paragraph" style:parent-style-name="Standard">
      <style:paragraph-properties fo:margin-left="7.504cm" fo:margin-right="0cm" fo:margin-top="0.049cm" fo:margin-bottom="0.049cm" fo:line-height="100%" fo:text-align="start" style:justify-single-word="false" fo:text-indent="-0.635cm" style:auto-text-indent="false"/>
      <style:text-properties fo:color="#000000" style:font-name="Calibri" fo:font-size="2pt" fo:language="ru" fo:country="RU" style:font-name-asian="Times New Roman" style:font-size-asian="2.40000009536743pt" style:language-asian="ru" style:country-asian="RU" style:font-name-complex="Times New Roman" style:font-size-complex="2.40000009536743pt"/>
    </style:style>
    <style:style style:name="P21" style:family="paragraph" style:parent-style-name="Standard">
      <style:paragraph-properties fo:margin-left="1.251cm" fo:margin-right="0cm" fo:margin-top="0.049cm" fo:margin-bottom="0.049cm" fo:line-height="100%" fo:text-align="start" style:justify-single-word="false" fo:text-indent="0cm" style:auto-text-indent="false"/>
      <style:text-properties fo:color="#000000" style:font-name="Calibri" fo:font-size="11.5pt" fo:language="ru" fo:country="RU" style:font-name-asian="Times New Roman" style:font-size-asian="11.5pt" style:language-asian="ru" style:country-asian="RU" style:font-name-complex="Times New Roman" style:font-size-complex="11.5pt"/>
    </style:style>
    <style:style style:name="P22" style:family="paragraph" style:parent-style-name="Standard">
      <style:paragraph-properties fo:margin-left="3.752cm" fo:margin-right="0cm" fo:margin-top="0.049cm" fo:margin-bottom="0.049cm" fo:line-height="100%" fo:text-align="start" style:justify-single-word="false" fo:text-indent="0cm" style:auto-text-indent="false"/>
      <style:text-properties fo:color="#000000" style:font-name="Calibri" fo:font-size="11.5pt" fo:language="ru" fo:country="RU" style:font-name-asian="Times New Roman" style:font-size-asian="11.5pt" style:language-asian="ru" style:country-asian="RU" style:font-name-complex="Times New Roman" style:font-size-complex="11.5pt"/>
    </style:style>
    <style:style style:name="P23" style:family="paragraph" style:parent-style-name="Standard">
      <style:paragraph-properties fo:margin-left="0cm" fo:margin-right="0cm" fo:margin-top="0.049cm" fo:margin-bottom="0.049cm" fo:line-height="100%" fo:text-align="start" style:justify-single-word="false" fo:text-indent="0cm" style:auto-text-indent="false"/>
      <style:text-properties fo:color="#000000" style:font-name="Calibri" fo:font-size="11.5pt" fo:language="ru" fo:country="RU" fo:font-weight="bold" style:font-name-asian="Times New Roman" style:font-size-asian="11.5pt" style:language-asian="ru" style:country-asian="RU" style:font-weight-asian="bold" style:font-name-complex="Times New Roman" style:font-size-complex="11.5pt" style:font-weight-complex="bold"/>
    </style:style>
    <style:style style:name="P24" style:family="paragraph" style:parent-style-name="Standard">
      <style:paragraph-properties fo:margin-left="0cm" fo:margin-right="0cm" fo:margin-top="0.049cm" fo:margin-bottom="0.049cm" fo:line-height="100%" fo:text-align="start" style:justify-single-word="false" fo:text-indent="0cm" style:auto-text-indent="false"/>
      <style:text-properties fo:color="#000000" style:font-name="Calibri" fo:font-size="11.5pt" fo:language="ru" fo:country="RU" fo:font-style="normal" style:font-name-asian="Times New Roman" style:font-size-asian="11.5pt" style:language-asian="ru" style:country-asian="RU" style:font-style-asian="normal" style:font-name-complex="Times New Roman" style:font-size-complex="11.5pt" style:font-style-complex="normal"/>
    </style:style>
    <style:style style:name="P25" style:family="paragraph" style:parent-style-name="Standard">
      <style:paragraph-properties fo:margin-left="2.501cm" fo:margin-right="0cm" fo:margin-top="0.049cm" fo:margin-bottom="0.049cm" fo:line-height="100%" fo:text-align="start" style:justify-single-word="false" fo:text-indent="0cm" style:auto-text-indent="false"/>
      <style:text-properties fo:color="#000000" style:font-name="Calibri" fo:font-size="11.5pt" fo:language="ru" fo:country="RU" style:font-name-asian="Times New Roman" style:font-size-asian="11.5pt" style:language-asian="ru" style:country-asian="RU" style:font-name-complex="Times New Roman" style:font-size-complex="11.5pt"/>
    </style:style>
    <style:style style:name="P2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3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text-align="center"/>
    </style:style>
    <style:style style:name="T1" style:family="text">
      <style:text-properties style:font-name-asian="Times New Roman" style:language-asian="ru" style:country-asian="RU" style:font-name-complex="Times New Roman"/>
    </style:style>
    <style:style style:name="T2" style:family="text">
      <style:text-properties fo:font-weight="bold" style:font-name-asian="Times New Roman" style:language-asian="ru" style:country-asian="RU" style:font-weight-asian="bold" style:font-name-complex="Times New Roman" style:font-weight-complex="bold"/>
    </style:style>
    <style:style style:name="T3" style:family="text">
      <style:text-properties fo:color="#000000" style:font-name="Calibri" fo:language="ru" fo:country="RU" style:font-name-asian="Times New Roman" style:language-asian="ru" style:country-asian="RU" style:font-name-complex="Times New Roman"/>
    </style:style>
    <style:style style:name="T4" style:family="text">
      <style:text-properties fo:color="#000000" style:font-name="Calibri" fo:language="en" fo:country="US" fo:font-style="italic" style:font-name-asian="Times New Roman" style:language-asian="ru" style:country-asian="RU" style:font-style-asian="italic" style:font-name-complex="Times New Roman" style:font-style-complex="italic"/>
    </style:style>
    <style:style style:name="T5" style:family="text">
      <style:text-properties fo:color="#000000" style:font-name="Calibri" style:font-name-asian="Times New Roman" style:language-asian="ru" style:country-asian="RU" style:font-name-complex="Times New Roman"/>
    </style:style>
    <style:style style:name="T6" style:family="text">
      <style:text-properties fo:color="#000000" style:font-name="Calibri" fo:font-weight="bold" style:font-name-asian="Times New Roman" style:language-asian="ru" style:country-asian="RU" style:font-weight-asian="bold" style:font-name-complex="Times New Roman" style:font-weight-complex="bold"/>
    </style:style>
    <style:style style:name="T7" style:family="text">
      <style:text-properties fo:color="#000000" fo:font-size="11pt" fo:language="ru" fo:country="RU" style:font-name-asian="Times New Roman" style:font-size-asian="11pt" style:language-asian="ru" style:country-asian="RU" style:font-name-complex="Times New Roman" style:font-size-complex="11pt"/>
    </style:style>
    <style:style style:name="T8" style:family="text">
      <style:text-properties fo:color="#008000" fo:font-style="italic" style:font-name-asian="Times New Roman" style:language-asian="ru" style:country-asian="RU" style:font-style-asian="italic" style:font-name-complex="Times New Roman" style:font-style-complex="italic"/>
    </style:style>
    <style:style style:name="T9" style:family="text">
      <style:text-properties fo:color="#000080"/>
    </style:style>
    <style:style style:name="T10" style:family="text">
      <style:text-properties fo:color="#000080" fo:font-size="11pt" fo:language="ru" fo:country="RU" fo:font-style="italic" style:font-size-asian="11pt" style:font-style-asian="italic" style:font-size-complex="11pt" style:font-style-complex="italic"/>
    </style:style>
    <style:style style:name="T11" style:family="text">
      <style:text-properties fo:color="#000080" fo:font-size="11pt" fo:language="ru" fo:country="RU" fo:font-style="italic" style:font-name-asian="Times New Roman" style:font-size-asian="11pt" style:language-asian="ru" style:country-asian="RU" style:font-style-asian="italic" style:font-name-complex="Times New Roman" style:font-size-complex="11pt" style:font-style-complex="italic"/>
    </style:style>
    <style:style style:name="T12" style:family="text">
      <style:text-properties fo:color="#0084d1"/>
    </style:style>
    <style:style style:name="T13" style:family="text">
      <style:text-properties fo:font-size="11pt" fo:language="ru" fo:country="RU" style:font-size-asian="11pt" style:font-size-complex="11pt"/>
    </style:style>
    <style:style style:name="T14" style:family="text">
      <style:text-properties fo:color="#ff0000" style:font-name="Calibri" fo:language="ru" fo:country="RU" fo:font-style="italic" style:font-name-asian="Times New Roman" style:language-asian="ru" style:country-asian="RU" style:font-style-asian="italic" style:font-name-complex="Times New Roman" style:font-style-complex="italic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Стили_20_стрелок_20_1" draw:marker-end-width="0.199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3cm" draw:marker-start-center="false" draw:marker-end="Стили_20_стрелок_20_1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Билет 15.</text:span><text:span text:style-name="T1"> Условия равновесия тела. Центр тяжести. Теорема о трех силах. Виды равновесия. Устойчивость. </text:span></text:p>
      <text:p text:style-name="P3"><text:span text:style-name="T9">Статика</text:span> — раздел механики, изучающий твердые тела, находящиеся в равновесии.</text:p>
      <text:p text:style-name="P5"><text:span text:style-name="T1">Принято считать тело, </text:span><text:span text:style-name="T8">находящимся в равновесии</text:span><text:span text:style-name="T1">, если оно либо покоиться, либо движется прямолинейно и равномерно, либо равномерно вращается вокруг закрепленной оси.</text:span></text:p>
      <text:p text:style-name="P10">Любое движение АТТ можно разложить на поступательное и вращательное движения.</text:p>
      <text:p text:style-name="P1"><text:span text:style-name="T13"><text:tab/></text:span><text:span text:style-name="T10">Поступательное движение</text:span><text:span text:style-name="T13"> — движение АТТ, при котором любой отрезок прямой линии, жестко <text:tab/>связанный с телом, все время перемещается параллельно самому себе.</text:span></text:p>
      <text:p text:style-name="P15"><text:span text:style-name="T7"><text:tab/></text:span><text:span text:style-name="T11">Вращательное движение</text:span><text:span text:style-name="T7"> — движение АТТ, при котором все точки тела описывают окружности, центры <text:tab/>которых находятся на одной прямой (оси вращения), перпендикулярной плоскостям этих окружностей. </text:span></text:p>
      <text:p text:style-name="P10"><text:span text:style-name="T1"><text:tab/>Если не вращается только одна точка, она называется точкой вращения.</text:span></text:p>
      <text:p text:style-name="P13">Условия равновесия тела:</text:p>
      <text:list xml:id="list40739605" text:style-name="L1">
        <text:list-item>
          <text:p text:style-name="P4">Векторная сумма всех сил, действующих на тело, равна нулю.</text:p>
          <text:p text:style-name="P4"><draw:frame draw:style-name="fr1" draw:name="Объект1" text:anchor-type="as-char" svg:width="1.752cm" svg:height="0.587cm" draw:z-index="3"><draw:object xlink:href="./Object 4" xlink:type="simple" xlink:show="embed" xlink:actuate="onLoad"/><draw:image xlink:href="./ObjectReplacements/Object 4" xlink:type="simple" xlink:show="embed" xlink:actuate="onLoad"/>
      </draw:frame></text:p>
          <text:p text:style-name="P4"><draw:frame draw:style-name="fr1" draw:name="Объект3" text:anchor-type="as-char" svg:width="7.765cm" svg:height="1.233cm" draw:z-index="5"><draw:object xlink:href="./Object 6" xlink:type="simple" xlink:show="embed" xlink:actuate="onLoad"/><draw:image xlink:href="./ObjectReplacements/Object 6" xlink:type="simple" xlink:show="embed" xlink:actuate="onLoad"/>
       <svg:desc>формула</svg:desc>
      </draw:frame></text:p>
        </text:list-item>
        <text:list-item>
          <text:p text:style-name="P7">Сумма моментов этих сил равна нулю.</text:p>
          <text:p text:style-name="P7"><draw:frame draw:style-name="fr1" draw:name="Объект2" text:anchor-type="as-char" svg:width="2.037cm" svg:height="0.626cm" draw:z-index="4"><draw:object xlink:href="./Object 5" xlink:type="simple" xlink:show="embed" xlink:actuate="onLoad"/><draw:image xlink:href="./ObjectReplacements/Object 5" xlink:type="simple" xlink:show="embed" xlink:actuate="onLoad"/>
       <svg:desc>формула</svg:desc>
      </draw:frame></text:p>
          <text:p text:style-name="P11"><text:span text:style-name="T14">Момент силы</text:span><text:span text:style-name="T4"><draw:frame draw:style-name="fr1" draw:name="Объект4" text:anchor-type="as-char" svg:width="0.49cm" svg:height="0.52cm" draw:z-index="6"><draw:object xlink:href="./Object 7" xlink:type="simple" xlink:show="embed" xlink:actuate="onLoad"/><draw:image xlink:href="./ObjectReplacements/Object 7" xlink:type="simple" xlink:show="embed" xlink:actuate="onLoad"/>
       </draw:frame></text:span><text:span text:style-name="T3">относительно точки (оси) вращения — векторное произведение радиус-вектора точки <text:s/>на силу.</text:span></text:p>
          <text:p text:style-name="P7"><draw:frame draw:style-name="fr1" draw:name="Объект5" text:anchor-type="as-char" svg:width="4.771cm" svg:height="0.628cm" draw:z-index="7"><draw:object xlink:href="./Object 8" xlink:type="simple" xlink:show="embed" xlink:actuate="onLoad"/><draw:image xlink:href="./ObjectReplacements/Object 8" xlink:type="simple" xlink:show="embed" xlink:actuate="onLoad"/>
      </draw:frame>(Основное уравнение вращательного движения)</text:p>
        </text:list-item>
      </text:list>
      <text:p text:style-name="P12"><text:span text:style-name="T5">Разделим тело на малые части, каждую из которых можно считать материальными точками. Сила тяжести — сумма сил тяжести малых частей. Точка приложения силы тяжести (</text:span><text:span text:style-name="T6">центр тяжести</text:span><text:span text:style-name="T5">) — такая точка, относительно которой сумма моментов всех сил тяжести равна нулю (вне зависимости от положения тела).</text:span></text:p>
      <text:p text:style-name="P14">Виды равновесия:</text:p>
      <text:list xml:id="list40743080" text:style-name="L2">
        <text:list-item>
          <text:p text:style-name="P8"><text:span text:style-name="T12">Устойчивое равновесие</text:span> — при малом смещении тела из состояния устойчивого равновесия возвращается в это состояние.</text:p>
          <text:p text:style-name="P8">Примеры: неваляшка, шайба на дне сферической чаши, подвешенное на нити тело.</text:p>
        </text:list-item>
      </text:list>
      <text:p text:style-name="P17"><draw:g text:anchor-type="paragraph" draw:z-index="0" draw:style-name="gr1"><draw:line draw:style-name="gr2" draw:text-style-name="P26" svg:x1="1.27cm" svg:y1="1.101cm" svg:x2="1.27cm" svg:y2="2.101cm">
      <text:p/>
     </draw:line><draw:line draw:style-name="gr2" draw:text-style-name="P26" svg:x1="3.27cm" svg:y1="2.101cm" svg:x2="1.27cm" svg:y2="2.101cm">
      <text:p/>
     </draw:line><draw:line draw:style-name="gr2" draw:text-style-name="P26" svg:x1="3.27cm" svg:y1="2.101cm" svg:x2="3.27cm" svg:y2="1.101cm">
      <text:p/>
     </draw:line><draw:custom-shape draw:style-name="gr3" draw:text-style-name="P26" svg:width="2.001cm" svg:height="1.001cm" svg:x="1.27cm" svg:y="0.6cm">
      <text:p/>
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</draw:custom-shape><draw:custom-shape draw:style-name="gr4" draw:text-style-name="P26" svg:width="2.001cm" svg:height="1.001cm" svg:x="1.27cm" svg:y="0.101cm">
      <text:p/>
      <draw:enhanced-geometry svg:viewBox="0 0 21600 21600" draw:type="rectangle" draw:enhanced-path="M 0 0 L 21600 0 21600 21600 0 21600 0 0 Z N"/>
     </draw:custom-shape><draw:custom-shape draw:style-name="gr3" draw:text-style-name="P26" svg:width="0.301cm" svg:height="0.301cm" svg:x="2.071cm" svg:y="1.3cm">
      <text:p/>
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</draw:custom-shape><draw:line draw:style-name="gr2" draw:text-style-name="P26" svg:x1="4.77cm" svg:y1="1.101cm" svg:x2="4.77cm" svg:y2="2.101cm">
      <text:p/>
     </draw:line><draw:line draw:style-name="gr2" draw:text-style-name="P26" svg:x1="6.77cm" svg:y1="2.101cm" svg:x2="4.77cm" svg:y2="2.101cm">
      <text:p/>
     </draw:line><draw:line draw:style-name="gr2" draw:text-style-name="P26" svg:x1="6.77cm" svg:y1="2.101cm" svg:x2="6.77cm" svg:y2="1.101cm">
      <text:p/>
     </draw:line><draw:custom-shape draw:style-name="gr3" draw:text-style-name="P26" svg:width="2.001cm" svg:height="1.001cm" svg:x="4.77cm" svg:y="0.6cm">
      <text:p/>
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</draw:custom-shape><draw:custom-shape draw:style-name="gr4" draw:text-style-name="P26" svg:width="2.001cm" svg:height="1.001cm" svg:x="4.77cm" svg:y="0.101cm">
      <text:p/>
      <draw:enhanced-geometry svg:viewBox="0 0 21600 21600" draw:type="rectangle" draw:enhanced-path="M 0 0 L 21600 0 21600 21600 0 21600 0 0 Z N"/>
     </draw:custom-shape><draw:custom-shape draw:style-name="gr3" draw:text-style-name="P26" svg:width="0.301cm" svg:height="0.301cm" svg:x="6.07cm" svg:y="1.202cm">
      <text:p/>
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</draw:custom-shape><draw:line draw:style-name="gr5" draw:text-style-name="P26" svg:x1="2.22cm" svg:y1="1.401cm" svg:x2="2.22cm" svg:y2="2.401cm">
      <text:p/>
     </draw:line><draw:line draw:style-name="gr5" draw:text-style-name="P26" svg:x1="2.27cm" svg:y1="1.602cm" svg:x2="2.27cm" svg:y2="0.602cm">
      <text:p/>
     </draw:line><draw:line draw:style-name="gr5" draw:text-style-name="P26" svg:x1="6.22cm" svg:y1="1.353cm" svg:x2="6.22cm" svg:y2="2.353cm">
      <text:p/>
     </draw:line><draw:line draw:style-name="gr5" draw:text-style-name="P26" svg:x1="6.27cm" svg:y1="1.502cm" svg:x2="5.67cm" svg:y2="0.602cm">
      <text:p/>
     </draw:line><draw:frame draw:style-name="gr6" draw:text-style-name="P27" svg:width="0.713cm" svg:height="0.484cm" svg:x="2.057cm" svg:y="2.302cm">
      <draw:image xlink:href="Pictures/2000001D000002C4000001D3D08AD595.svm" xlink:type="simple" xlink:show="embed" xlink:actuate="onLoad">
       <text:p/>
      </draw:image>
     </draw:frame><draw:frame draw:style-name="gr6" draw:text-style-name="P27" svg:width="0.466cm" svg:height="0.484cm" svg:x="2.258cm" svg:y="0.3cm">
      <draw:image xlink:href="Pictures/20000016000001D1000001D3565BC02F.svm" xlink:type="simple" xlink:show="embed" xlink:actuate="onLoad">
       <text:p/>
      </draw:image>
     </draw:frame><draw:line draw:style-name="gr5" draw:text-style-name="P26" svg:x1="6.147cm" svg:y1="1.375cm" svg:x2="5.793cm" svg:y2="1.729cm">
      <text:p/>
     </draw:line><draw:frame draw:style-name="gr6" draw:text-style-name="P27" svg:width="0.465cm" svg:height="0.484cm" svg:x="5.271cm" svg:y="0.3cm">
      <draw:image xlink:href="Pictures/20000016000001D1000001D3565BC02F.svm" xlink:type="simple" xlink:show="embed" xlink:actuate="onLoad">
       <text:p/>
      </draw:image>
     </draw:frame><draw:frame draw:style-name="gr6" draw:text-style-name="P27" svg:width="0.713cm" svg:height="0.482cm" svg:x="5.87cm" svg:y="2.219cm">
      <draw:image xlink:href="Pictures/2000001D000002C4000001D3D08AD595.svm" xlink:type="simple" xlink:show="embed" xlink:actuate="onLoad">
       <text:p/>
      </draw:image>
     </draw:frame><draw:frame draw:style-name="gr6" draw:text-style-name="P27" svg:width="0.391cm" svg:height="0.482cm" svg:x="5.669cm" svg:y="1.62cm">
      <draw:image xlink:href="Pictures/2000001600000184000001D3B847D823.svm" xlink:type="simple" xlink:show="embed" xlink:actuate="onLoad">
       <text:p/>
      </draw:image>
     </draw:frame><draw:frame draw:style-name="gr6" draw:text-style-name="P27" svg:width="0.414cm" svg:height="0.484cm" svg:x="1.27cm" svg:y="0.6cm">
      <draw:image xlink:href="Pictures/2000000F0000019D000001D3F672657B.svm" xlink:type="simple" xlink:show="embed" xlink:actuate="onLoad">
       <text:p/>
      </draw:image>
     </draw:frame><draw:frame draw:style-name="gr6" draw:text-style-name="P27" svg:width="0.431cm" svg:height="0.484cm" svg:x="4.77cm" svg:y="0.6cm">
      <draw:image xlink:href="Pictures/2000000F000001AC000001D3A4E85E83.svm" xlink:type="simple" xlink:show="embed" xlink:actuate="onLoad">
       <text:p/>
      </draw:image>
     </draw:frame>
    </draw:g>Во втором положении сумма сил не равна нулю, и тело двигается с ускорением в первое положение.</text:p>
      <text:p text:style-name="P6"/>
      <text:p text:style-name="P6"/>
      <text:p text:style-name="P6"/>
      <text:list xml:id="list35194366" text:continue-numbering="true" text:style-name="L2">
        <text:list-item>
          <text:p text:style-name="P8"><text:span text:style-name="T12">Неустойчивое равновесие</text:span> — при малом смещении удаляется от начального положения. </text:p>
          <text:p text:style-name="P8">Примеры: шарик на выпуклой поверхности, палка на кончике пальца. </text:p>
          <text:p text:style-name="P19"><draw:g text:anchor-type="paragraph" draw:z-index="1" draw:style-name="gr1"><draw:custom-shape draw:style-name="gr3" draw:text-style-name="P26" svg:width="2.001cm" svg:height="1.001cm" svg:x="1.27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</draw:custom-shape><draw:custom-shape draw:style-name="gr3" draw:text-style-name="P26" svg:width="0.301cm" svg:height="0.301cm" svg:x="2.071cm" svg:y="0.8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</draw:custom-shape><draw:line draw:style-name="gr5" draw:text-style-name="P26" svg:x1="2.21cm" svg:y1="1.101cm" svg:x2="2.21cm" svg:y2="0.101cm">
        <text:p/>
       </draw:line><draw:frame draw:style-name="gr6" draw:text-style-name="P27" svg:width="0.414cm" svg:height="0.482cm" svg:x="1.27cm" svg:y="0.501cm">
        <draw:image xlink:href="Pictures/2000000F0000019D000001D3F672657B.svm" xlink:type="simple" xlink:show="embed" xlink:actuate="onLoad">
         <text:p/>
        </draw:image>
       </draw:frame><draw:custom-shape draw:style-name="gr4" draw:text-style-name="P26" svg:width="2.001cm" svg:height="1.001cm" svg:x="1.27cm" svg:y="1.503cm">
        <text:p/>
        <draw:enhanced-geometry svg:viewBox="0 0 21600 21600" draw:type="rectangle" draw:enhanced-path="M 0 0 L 21600 0 21600 21600 0 21600 0 0 Z N"/>
       </draw:custom-shape><draw:line draw:style-name="gr5" draw:text-style-name="P26" svg:x1="2.22cm" svg:y1="0.951cm" svg:x2="2.22cm" svg:y2="1.951cm">
        <text:p/>
       </draw:line><draw:frame draw:style-name="gr6" draw:text-style-name="P27" svg:width="0.713cm" svg:height="0.482cm" svg:x="2.058cm" svg:y="1.801cm">
        <draw:image xlink:href="Pictures/2000001D000002C4000001D3D08AD595.svm" xlink:type="simple" xlink:show="embed" xlink:actuate="onLoad">
         <text:p/>
        </draw:image>
       </draw:frame><draw:frame draw:style-name="gr6" draw:text-style-name="P27" svg:width="0.465cm" svg:height="0.482cm" svg:x="2.305cm" svg:y="0.101cm">
        <draw:image xlink:href="Pictures/20000016000001D1000001D3565BC02F.svm" xlink:type="simple" xlink:show="embed" xlink:actuate="onLoad">
         <text:p/>
        </draw:image>
       </draw:frame><draw:custom-shape draw:style-name="gr3" draw:text-style-name="P26" svg:width="2.001cm" svg:height="1.001cm" svg:x="4.27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</draw:custom-shape><draw:custom-shape draw:style-name="gr3" draw:text-style-name="P26" svg:width="0.301cm" svg:height="0.301cm" svg:x="5.77cm" svg:y="0.90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</draw:custom-shape><draw:line draw:style-name="gr5" draw:text-style-name="P26" svg:x1="5.91cm" svg:y1="1.201cm" svg:x2="6.27cm" svg:y2="0.101cm">
        <text:p/>
       </draw:line><draw:frame draw:style-name="gr6" draw:text-style-name="P27" svg:width="0.431cm" svg:height="0.482cm" svg:x="4.27cm" svg:y="0.501cm">
        <draw:image xlink:href="Pictures/2000000F000001AC000001D3A4E85E83.svm" xlink:type="simple" xlink:show="embed" xlink:actuate="onLoad">
         <text:p/>
        </draw:image>
       </draw:frame><draw:custom-shape draw:style-name="gr4" draw:text-style-name="P26" svg:width="2.001cm" svg:height="1.001cm" svg:x="4.27cm" svg:y="1.503cm">
        <text:p/>
        <draw:enhanced-geometry svg:viewBox="0 0 21600 21600" draw:type="rectangle" draw:enhanced-path="M 0 0 L 21600 0 21600 21600 0 21600 0 0 Z N"/>
       </draw:custom-shape><draw:line draw:style-name="gr5" draw:text-style-name="P26" svg:x1="5.92cm" svg:y1="1.032cm" svg:x2="5.92cm" svg:y2="2.032cm">
        <text:p/>
       </draw:line><draw:frame draw:style-name="gr6" draw:text-style-name="P27" svg:width="0.713cm" svg:height="0.482cm" svg:x="5.059cm" svg:y="1.801cm">
        <draw:image xlink:href="Pictures/2000001D000002C4000001D3D08AD595.svm" xlink:type="simple" xlink:show="embed" xlink:actuate="onLoad">
         <text:p/>
        </draw:image>
       </draw:frame><draw:frame draw:style-name="gr6" draw:text-style-name="P27" svg:width="0.465cm" svg:height="0.482cm" svg:x="6.205cm" svg:y="0.203cm">
        <draw:image xlink:href="Pictures/20000016000001D1000001D3565BC02F.svm" xlink:type="simple" xlink:show="embed" xlink:actuate="onLoad">
         <text:p/>
        </draw:image>
       </draw:frame><draw:line draw:style-name="gr5" draw:text-style-name="P26" svg:x1="6.047cm" svg:y1="1.174cm" svg:x2="6.67cm" svg:y2="1.301cm">
        <text:p/>
       </draw:line><draw:frame draw:style-name="gr6" draw:text-style-name="P27" svg:width="0.391cm" svg:height="0.482cm" svg:x="6.669cm" svg:y="1.001cm">
        <draw:image xlink:href="Pictures/2000001600000184000001D3B847D823.svm" xlink:type="simple" xlink:show="embed" xlink:actuate="onLoad">
         <text:p/>
        </draw:image>
       </draw:frame>
      </draw:g>Во втором положении сумма сил не равна нулю, тело удаляется от первого положения с ускорением.</text:p>
        </text:list-item>
      </text:list>
      <text:p text:style-name="P18"/>
      <text:p text:style-name="P18"/>
      <text:p text:style-name="P20"/>
      <text:list xml:id="list35215173" text:continue-numbering="true" text:style-name="L2">
        <text:list-item>
          <text:p text:style-name="P8"><text:span text:style-name="T12">Безразличное равновесие</text:span> — при любом положении тела обеспечено равновесие.</text:p>
          <text:p text:style-name="P8">Центр тяжести совпадает с точкой приложения силы реакции опоры.</text:p>
          <text:p text:style-name="P8">Примеры: <text:s/>диск равномерно вращается вокруг закрепленной оси, шар на ровной поверхности.</text:p>
        </text:list-item>
      </text:list>
      <text:p text:style-name="P21"><draw:g text:anchor-type="paragraph" draw:z-index="2" draw:style-name="gr1"><draw:line draw:style-name="gr2" draw:text-style-name="P26" svg:x1="1.252cm" svg:y1="1.101cm" svg:x2="2.252cm" svg:y2="1.101cm">
      <text:p/>
     </draw:line><draw:custom-shape draw:style-name="gr3" draw:text-style-name="P26" svg:width="0.301cm" svg:height="0.301cm" svg:x="1.652cm" svg:y="0.801cm">
      <text:p/>
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</draw:custom-shape><draw:line draw:style-name="gr5" draw:text-style-name="P26" svg:x1="1.793cm" svg:y1="1.101cm" svg:x2="1.793cm" svg:y2="0.101cm">
      <text:p/>
     </draw:line><draw:line draw:style-name="gr5" draw:text-style-name="P26" svg:x1="1.801cm" svg:y1="0.951cm" svg:x2="1.801cm" svg:y2="1.951cm">
      <text:p/>
     </draw:line><draw:frame draw:style-name="gr6" draw:text-style-name="P27" svg:width="0.713cm" svg:height="0.482cm" svg:x="1.642cm" svg:y="1.801cm">
      <draw:image xlink:href="Pictures/2000001D000002C4000001D3D08AD595.svm" xlink:type="simple" xlink:show="embed" xlink:actuate="onLoad">
       <text:p/>
      </draw:image>
     </draw:frame><draw:frame draw:style-name="gr6" draw:text-style-name="P27" svg:width="0.465cm" svg:height="0.482cm" svg:x="1.889cm" svg:y="0.101cm">
      <draw:image xlink:href="Pictures/20000016000001D1000001D3565BC02F.svm" xlink:type="simple" xlink:show="embed" xlink:actuate="onLoad">
       <text:p/>
      </draw:image>
     </draw:frame>
    </draw:g></text:p>
      <text:p text:style-name="P3"/>
      <text:p text:style-name="P3"/>
      <text:p text:style-name="P3"/>
      <text:p text:style-name="P3"/>
      <text:p text:style-name="P16"><text:soft-page-break/>Теорема о трех силах</text:p>
      <text:p text:style-name="P3">Если на тело, находящееся в равновесии, действуют три силы, то прямые, вдоль которых расположены эти силы, пересекаются в одной точке.</text:p>
      <text:p text:style-name="P3">Доказательство:</text:p>
      <text:p text:style-name="P22"><draw:g text:anchor-type="paragraph" draw:z-index="8" draw:style-name="gr1"><draw:path draw:style-name="gr7" draw:text-style-name="P26" svg:width="1.756cm" svg:height="1.438cm" draw:transform="skewX (0.00104719755119638) rotate (1.69576190123737) translate (0.625331928410689cm 2.71637444899843cm)" svg:viewBox="0 0 1757 1439" svg:d="m1032 33c125-1 256-1 370 47 129 53 265 127 332 259 65 129-24 264-85 377-67 126-148 255-271 330-143 88-238 225-369 330-126 100-268 42-407 58-122 13-250 3-372-24-141-30-254-182-226-331 22-118 14-243 45-358 42-153 213-210 308-325 103-125 235-227 376-303 107-57 250-146 371-51l8 25">
      <text:p/>
     </draw:path><draw:line draw:style-name="gr5" draw:text-style-name="P26" svg:x1="0.603cm" svg:y1="1.599cm" svg:x2="2.103cm" svg:y2="0.099cm">
      <text:p/>
     </draw:line><draw:line draw:style-name="gr8" draw:text-style-name="P26" svg:x1="1.002cm" svg:y1="2.099cm" svg:x2="1.002cm" svg:y2="0.599cm">
      <text:p/>
     </draw:line><draw:line draw:style-name="gr9" draw:text-style-name="P26" svg:x1="1.002cm" svg:y1="2.099cm" svg:x2="1.002cm" svg:y2="3.099cm">
      <text:p/>
     </draw:line><draw:line draw:style-name="gr8" draw:text-style-name="P26" svg:x1="0.002cm" svg:y1="1.099cm" svg:x2="1.502cm" svg:y2="2.099cm">
      <text:p/>
     </draw:line><draw:line draw:style-name="gr9" draw:text-style-name="P26" svg:x1="1.502cm" svg:y1="2.099cm" svg:x2="3.002cm" svg:y2="3.099cm">
      <text:p/>
     </draw:line><draw:frame draw:style-name="gr6" draw:text-style-name="P27" svg:width="0.585cm" svg:height="0.516cm" svg:x="0.302cm" svg:y="2.618cm">
      <draw:image xlink:href="Pictures/2000001D0000024B000001F70BA880B8.svm" xlink:type="simple" xlink:show="embed" xlink:actuate="onLoad">
       <text:p/>
      </draw:image>
     </draw:frame><draw:frame draw:style-name="gr6" draw:text-style-name="P27" svg:width="0.595cm" svg:height="0.516cm" svg:x="2.517cm" svg:y="2.399cm">
      <draw:image xlink:href="Pictures/2000001D00000252000001F75A37A2E0.svm" xlink:type="simple" xlink:show="embed" xlink:actuate="onLoad">
       <text:p/>
      </draw:image>
     </draw:frame><draw:frame draw:style-name="gr6" draw:text-style-name="P27" svg:width="0.59cm" svg:height="0.518cm" svg:x="2.018cm" svg:y="0.099cm">
      <draw:image xlink:href="Pictures/2000001D0000024E000001F72CF21918.svm" xlink:type="simple" xlink:show="embed" xlink:actuate="onLoad">
       <text:p/>
      </draw:image>
     </draw:frame><draw:frame draw:style-name="gr6" draw:text-style-name="P27" svg:width="0.458cm" svg:height="0.482cm" svg:x="0.917cm" svg:y="0.983cm">
      <draw:image xlink:href="Pictures/2000000F000001C8000001D3D05EFDE3.svm" xlink:type="simple" xlink:show="embed" xlink:actuate="onLoad">
       <text:p/>
      </draw:image>
     </draw:frame><draw:frame draw:style-name="gr6" draw:text-style-name="P27" svg:width="0.317cm" svg:height="0.482cm" svg:x="0.902cm" svg:y="0.817cm">
      <draw:image xlink:href="Pictures/2000000F0000013B000001D39E417ADF.svm" xlink:type="simple" xlink:show="embed" xlink:actuate="onLoad">
       <text:p/>
      </draw:image>
     </draw:frame>
    </draw:g>Пусть они не пересекаются в одной точке.</text:p>
      <text:p text:style-name="P22">Так как тело находится в равновесии, сумма моментов этих трех сил относительно точки О равна нулю.</text:p>
      <text:p text:style-name="P22"><draw:frame draw:style-name="fr1" draw:name="Объект6" text:anchor-type="as-char" svg:width="5.038cm" svg:height="0.584cm" draw:z-index="10"><draw:object xlink:href="./Object 9" xlink:type="simple" xlink:show="embed" xlink:actuate="onLoad"/><draw:image xlink:href="./ObjectReplacements/Object 9" xlink:type="simple" xlink:show="embed" xlink:actuate="onLoad"/>
    </draw:frame></text:p>
      <text:p text:style-name="P22"><draw:frame draw:style-name="fr1" draw:name="Объект7" text:anchor-type="as-char" svg:width="5.278cm" svg:height="0.589cm" draw:z-index="11"><draw:object xlink:href="./Object 10" xlink:type="simple" xlink:show="embed" xlink:actuate="onLoad"/><draw:image xlink:href="./ObjectReplacements/Object 10" xlink:type="simple" xlink:show="embed" xlink:actuate="onLoad"/>
     <svg:desc>формула</svg:desc>
    </draw:frame></text:p>
      <text:p text:style-name="P22"/>
      <text:p text:style-name="P23">Устойчивость</text:p>
      <text:p text:style-name="P25"><draw:g text:anchor-type="paragraph" draw:z-index="9" draw:style-name="gr1"><draw:custom-shape draw:style-name="gr3" draw:text-style-name="P26" svg:width="1.502cm" svg:height="0.251cm" draw:transform="skewX (-0.00698131700797601) rotate (-0.785398163398487) translate (0.615597222222222cm 0.740833333333333cm)">
      <text:p/>
      <draw:enhanced-geometry svg:viewBox="0 0 21600 21600" draw:type="rectangle" draw:enhanced-path="M 0 0 L 21600 0 21600 21600 0 21600 0 0 Z N"/>
     </draw:custom-shape><draw:line draw:style-name="gr8" draw:text-style-name="P26" svg:x1="1.7cm" svg:y1="0.529cm" svg:x2="1.7cm" svg:y2="2.529cm">
      <text:p/>
     </draw:line><draw:custom-shape draw:style-name="gr3" draw:text-style-name="P26" svg:width="1.458cm" svg:height="0.502cm" draw:transform="rotate (0.7853981633973) translate (1.04245833333333cm 1.13065277777778cm)">
      <text:p/>
      <draw:enhanced-geometry svg:viewBox="0 0 21600 21600" draw:type="rectangle" draw:enhanced-path="M 0 0 L 21600 0 21600 21600 0 21600 0 0 Z N"/>
     </draw:custom-shape><draw:line draw:style-name="gr2" draw:text-style-name="P26" svg:x1="0cm" svg:y1="2.027cm" svg:x2="3.5cm" svg:y2="2.027cm">
      <text:p/>
     </draw:line><draw:custom-shape draw:style-name="gr10" draw:text-style-name="P26" svg:width="0.101cm" svg:height="0.101cm" svg:x="1.649cm" svg:y="0.727cm">
      <text:p/>
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</draw:custom-shape>
    </draw:g>Определим, в каком случае тело, опирающееся на поверхность, не упадет.</text:p>
      <text:p text:style-name="P22">Начнем поднимать поверхность. Тело не упадет пока вертикаль, проходящая через центр тяжести не будет выходить за пределы поверхности. Момент силы тяжести относительно точки вращения, начинает поворачивать тело по часовой стрелке.</text:p>
      <text:p text:style-name="P21"/>
      <text:p text:style-name="P21">Чем ниже расположен центр тяжести, тем больше допустимый угол наклона.</text:p>
      <text:p text:style-name="P21">Чем больше площадь поверхности, тем больше допустимый угол наклона.</text:p>
      <text:p text:style-name="P21">Устойчивость тела улучшается с увеличением площади опоры и понижения центра тяжести.</text:p>
      <text:p text:style-name="P9">Принцип минимума потенциальной энергии.</text:p>
      <text:p text:style-name="P3">В состоянии устойчивого равновесия потенциальная энергия минимальна.</text:p>
      <text:p text:style-name="P3"><text:tab/>Чем меньше потенциальная энергия устойчивого тела, тем оно устойчивее.</text:p>
      <text:p text:style-name="P3"><text:tab/>Поэтому вероятность падения высокой башни больше, чем двухэтажного дома.</text:p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2" svg:font-family="Arial" style:font-family-generic="roman"/>
    <style:font-face style:name="Arial3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Стили_20_стрелок_20_1" draw:display-name="Стили стрелок 1" svg:viewBox="0 0 1131 902" svg:d="m564 0-564 902h1131z"/>
    <draw:stroke-dash draw:name="Fine_20_Dashed_20__28_var_29_" draw:display-name="Fine Dashed (var)" draw:style="rect" draw:dots1="1" draw:dots1-length="112%" draw:distance="283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79cm" fo:margin-bottom="0.861cm" fo:margin-left="1.058cm" fo:margin-right="0.97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7-01-09T17:28:40.54</meta:creation-date>
    <dc:date>2017-03-12T15:01:30.41</dc:date>
    <meta:editing-duration>P3DT21H20M45S</meta:editing-duration>
    <meta:editing-cycles>6</meta:editing-cycles>
    <meta:generator>OpenOffice.org/3.3$Win32 OpenOffice.org_project/330m20$Build-9567</meta:generator>
    <meta:print-date>2017-03-12T09:38:51.05</meta:print-date>
    <meta:document-statistic meta:table-count="0" meta:image-count="0" meta:object-count="7" meta:page-count="2" meta:paragraph-count="43" meta:word-count="448" meta:character-count="3257"/>
  </office:meta>
</office:document-meta>
</file>

<file path=Object 10/content.xml><?xml version="1.0" encoding="utf-8"?>
<math xmlns="http://www.w3.org/1998/Math/MathML">
  <semantics>
    <mrow>
      <mrow>
        <mrow>
          <mrow>
            <mover accent="true">
              <msub>
                <mi>M</mi>
                <mn>1</mn>
              </msub>
              <mo stretchy="false">⃗</mo>
            </mover>
            <mo stretchy="false">+</mo>
            <mover accent="true">
              <msub>
                <mi>M</mi>
                <mn>2</mn>
              </msub>
              <mo stretchy="false">⃗</mo>
            </mover>
          </mrow>
          <mo stretchy="false">+</mo>
          <mover accent="true">
            <msub>
              <mi>M</mi>
              <mn>3</mn>
            </msub>
            <mo stretchy="false">⃗</mo>
          </mover>
        </mrow>
        <mo stretchy="false">=</mo>
        <mover accent="true">
          <mn>0,</mn>
          <mo stretchy="false">⃗</mo>
        </mover>
      </mrow>
      <mi/>
      <mtext>но </mtext>
      <mrow>
        <mover accent="true">
          <msub>
            <mi>М</mi>
            <mn>2</mn>
          </msub>
          <mo stretchy="false">⃗</mo>
        </mover>
        <mo stretchy="false">≠</mo>
        <mn>0</mn>
      </mrow>
    </mrow>
    <annotation encoding="StarMath 5.0">vec M_1 +{vec M_2}   +vec M_3 = vec 0, ```"но "vec М_2 &lt;&gt;0 </annotation>
  </semantics>
</math>
</file>

<file path=Object 4/content.xml><?xml version="1.0" encoding="utf-8"?>
<math xmlns="http://www.w3.org/1998/Math/MathML">
  <semantics>
    <mrow>
      <mrow>
        <mo stretchy="false">∑</mo>
        <mover accent="true">
          <msub>
            <mi>F</mi>
            <mi>i</mi>
          </msub>
          <mo stretchy="false">⃗</mo>
        </mover>
      </mrow>
      <mo stretchy="false">=</mo>
      <mover accent="true">
        <mn>0</mn>
        <mo stretchy="false">⃗</mo>
      </mover>
    </mrow>
    <annotation encoding="StarMath 5.0">SUM vec F_i = vec 0</annotation>
  </semantics>
</math>
</file>

<file path=Object 5/content.xml><?xml version="1.0" encoding="utf-8"?>
<math xmlns="http://www.w3.org/1998/Math/MathML">
  <semantics>
    <mrow>
      <mrow>
        <mo stretchy="false">∑</mo>
        <mover accent="true">
          <msub>
            <mi>M</mi>
            <msub>
              <mi>F</mi>
              <mi>i</mi>
            </msub>
          </msub>
          <mo stretchy="false">⃗</mo>
        </mover>
      </mrow>
      <mo stretchy="false">=</mo>
      <mover accent="true">
        <mn>0</mn>
        <mo stretchy="false">⃗</mo>
      </mover>
    </mrow>
    <annotation encoding="StarMath 5.0">SUM vec M_{F_i} = vec 0</annotation>
  </semantics>
</math>
</file>

<file path=Object 6/content.xml><?xml version="1.0" encoding="utf-8"?>
<math xmlns="http://www.w3.org/1998/Math/MathML">
  <semantics>
    <mrow>
      <mrow>
        <mrow>
          <mrow>
            <mover accent="true">
              <msub>
                <mi>a</mi>
                <mi mathvariant="italic">ц.м.</mi>
              </msub>
              <mo stretchy="false">⃗</mo>
            </mover>
            <mo stretchy="false">=</mo>
            <mfrac>
              <mrow>
                <mo stretchy="false">∑</mo>
                <mover accent="true">
                  <msub>
                    <mi>F</mi>
                    <mi>i</mi>
                  </msub>
                  <mo stretchy="false">⃗</mo>
                </mover>
              </mrow>
              <mi>m</mi>
            </mfrac>
          </mrow>
          <mo stretchy="false">=</mo>
          <mfrac>
            <mrow>
              <mrow>
                <mo stretchy="false">∑</mo>
                <mo stretchy="false">Δ</mo>
              </mrow>
              <msub>
                <mi>m</mi>
                <mi>i</mi>
              </msub>
              <mover accent="true">
                <msub>
                  <mi>a</mi>
                  <mi>i</mi>
                </msub>
                <mo stretchy="false">⃗</mo>
              </mover>
            </mrow>
            <mrow>
              <mrow>
                <mo stretchy="false">∑</mo>
                <mo stretchy="false">Δ</mo>
              </mrow>
              <msub>
                <mi>m</mi>
                <mi>i</mi>
              </msub>
            </mrow>
          </mfrac>
        </mrow>
        <mo stretchy="false">=</mo>
        <mn>0</mn>
      </mrow>
      <mi/>
      <mo stretchy="false">⇒</mo>
      <mi/>
      <mrow>
        <msub>
          <mover accent="true">
            <mi>v</mi>
            <mo stretchy="false">⃗</mo>
          </mover>
          <mi mathvariant="italic">ц.м.</mi>
        </msub>
        <mo stretchy="false">=</mo>
        <mover accent="true">
          <mi mathvariant="italic">const</mi>
          <mo stretchy="false">⃗</mo>
        </mover>
      </mrow>
    </mrow>
    <annotation encoding="StarMath 5.0">vec a_ц.м.={SUM vec F_i}over m = {sum %DELTA m_i vec a_i }over {sum %DELTA m_i}=0```` drarrow ````{vec v}_ц.м. = widevec  const </annotation>
  </semantics>
</math>
</file>

<file path=Object 7/content.xml><?xml version="1.0" encoding="utf-8"?>
<math xmlns="http://www.w3.org/1998/Math/MathML">
  <semantics>
    <mover accent="true">
      <mi>F</mi>
      <mo stretchy="false">⃗</mo>
    </mover>
    <annotation encoding="StarMath 5.0"> vec F </annotation>
  </semantics>
</math>
</file>

<file path=Object 8/content.xml><?xml version="1.0" encoding="utf-8"?>
<math xmlns="http://www.w3.org/1998/Math/MathML">
  <semantics>
    <mrow>
      <mi>J</mi>
      <mrow>
        <mrow>
          <mover accent="true">
            <mo stretchy="false">β</mo>
            <mo stretchy="false">⃗</mo>
          </mover>
          <mo stretchy="false">=</mo>
          <mrow>
            <mo stretchy="false">∑</mo>
            <mover accent="true">
              <msub>
                <mi>M</mi>
                <msub>
                  <mi>F</mi>
                  <mi>i</mi>
                </msub>
              </msub>
              <mo stretchy="false">⃗</mo>
            </mover>
          </mrow>
        </mrow>
        <mo stretchy="false">=</mo>
        <mover accent="true">
          <mn>0</mn>
          <mo stretchy="false">⃗</mo>
        </mover>
      </mrow>
      <mi/>
      <mo stretchy="false">⇒</mo>
      <mi/>
      <mrow>
        <mover accent="true">
          <mo stretchy="false">β</mo>
          <mo stretchy="false">⃗</mo>
        </mover>
        <mo stretchy="false">=</mo>
        <mover accent="true">
          <mn>0</mn>
          <mo stretchy="false">⃗</mo>
        </mover>
      </mrow>
    </mrow>
    <annotation encoding="StarMath 5.0">J vec %ibeta = SUM vec M_{F_i} =vec 0 ````drarrow ```` vec %ibeta = vec 0</annotation>
  </semantics>
</math>
</file>

<file path=Object 9/content.xml><?xml version="1.0" encoding="utf-8"?>
<math xmlns="http://www.w3.org/1998/Math/MathML">
  <semantics>
    <mrow>
      <mrow>
        <mrow>
          <mover accent="true">
            <msub>
              <mi>M</mi>
              <mn>1</mn>
            </msub>
            <mo stretchy="false">⃗</mo>
          </mover>
          <mo stretchy="false">=</mo>
          <mover accent="true">
            <msub>
              <mi>M</mi>
              <mn>3</mn>
            </msub>
            <mo stretchy="false">⃗</mo>
          </mover>
        </mrow>
        <mo stretchy="false">=</mo>
        <mn>0</mn>
      </mrow>
      <mi/>
      <mrow>
        <mo stretchy="false">(</mo>
        <mrow>
          <mtext>т.к. </mtext>
          <mrow>
            <mrow>
              <msub>
                <mi>l</mi>
                <mn>1</mn>
              </msub>
              <mo stretchy="false">=</mo>
              <msub>
                <mi>l</mi>
                <mn>3</mn>
              </msub>
            </mrow>
            <mo stretchy="false">=</mo>
            <mn>0</mn>
          </mrow>
        </mrow>
        <mo stretchy="false">)</mo>
      </mrow>
    </mrow>
    <annotation encoding="StarMath 5.0">vec M_1 = vec M_3 =0 ```("т.к. "l_1=l_3 =0 )</annotation>
  </semantics>
</math>
</file>